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B00000031E344B7D12B0FD4A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Existence Light" svg:font-family="'Existence Light'" style:font-pitch="variable"/>
    <style:font-face style:name="Poppins" svg:font-family="Poppi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30pt" officeooo:rsid="0000af17" officeooo:paragraph-rsid="0000af17"/>
    </style:style>
    <style:style style:name="P2" style:family="paragraph" style:parent-style-name="Standard">
      <style:text-properties style:font-name="Existence Light" fo:font-size="38pt" officeooo:rsid="0000af17" officeooo:paragraph-rsid="0000af17"/>
    </style:style>
    <style:style style:name="P3" style:family="paragraph" style:parent-style-name="Standard">
      <style:text-properties style:font-name="Existence Light" fo:font-size="38pt" fo:font-weight="bold" officeooo:rsid="0000af17" officeooo:paragraph-rsid="0000af17" style:font-weight-asian="bold" style:font-weight-complex="bold"/>
    </style:style>
    <style:style style:name="P4" style:family="paragraph">
      <loext:graphic-properties draw:fill="gradient" draw:fill-gradient-name="Gradient_20_2" draw:gradient-step-count="64" draw:opacity="70%"/>
    </style:style>
    <style:style style:name="P5" style:family="paragraph">
      <loext:graphic-properties draw:fill="gradient" draw:fill-gradient-name="Gradient_20_4" draw:gradient-step-count="64" draw:opacity="70%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gradient" draw:fill-gradient-name="Gradient_20_3" draw:gradient-step-count="64" draw:opacity="70%"/>
    </style:style>
    <style:style style:name="P8" style:family="paragraph">
      <style:paragraph-properties fo:text-align="center"/>
      <style:text-properties fo:color="#ffffff"/>
    </style:style>
    <style:style style:name="P9" style:family="paragraph">
      <loext:graphic-properties draw:fill="gradient" draw:fill-gradient-name="gradient" draw:gradient-step-count="0" draw:opacity="80%"/>
      <style:paragraph-properties fo:text-align="center"/>
      <style:text-properties fo:color="#ffffff" style:font-name="Poppins"/>
    </style:style>
    <style:style style:name="T1" style:family="text">
      <style:text-properties fo:color="#ffffff" style:font-name="NanumGothic" fo:font-size="14pt" style:font-size-asian="12pt" style:font-size-complex="14pt"/>
    </style:style>
    <style:style style:name="T2" style:family="text">
      <style:text-properties fo:color="#ffffff" style:font-name="NanumGoth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gradient" draw:fill-gradient-name="Gradient_20_2" draw:gradient-step-count="64" draw:opacity="70%" draw:textarea-horizontal-align="justify" draw:textarea-vertical-align="middle" draw:auto-grow-height="false" fo:min-height="1.478cm" fo:min-width="2.279cm" draw:shadow-opacity="7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="gradient" draw:fill-gradient-name="Gradient_20_4" draw:gradient-step-count="64" draw:opacity="70%" draw:textarea-horizontal-align="justify" draw:textarea-vertical-align="middle" draw:auto-grow-height="false" fo:min-height="1.478cm" fo:min-width="2.279cm" draw:shadow-opacity="7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draw:fill="solid" draw:fill-color="#ffffff" draw:textarea-horizontal-align="justify" draw:textarea-vertical-align="middle" draw:auto-grow-height="false" fo:min-height="2.727cm" fo:min-width="18.821cm" draw:shadow="visible" draw:shadow-offset-x="0.101cm" draw:shadow-offset-y="0.101cm" draw:shadow-color="#dddddd" draw:shadow-opacity="8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draw:fill="gradient" draw:fill-gradient-name="Gradient_20_3" draw:gradient-step-count="64" draw:opacity="70%" draw:textarea-horizontal-align="justify" draw:textarea-vertical-align="middle" draw:auto-grow-height="false" fo:min-height="1.028cm" fo:min-width="1.607cm" draw:shadow-opacity="7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draw:fill="gradient" draw:fill-gradient-name="gradient" draw:gradient-step-count="0" draw:opacity="80%" draw:textarea-horizontal-align="justify" draw:textarea-vertical-align="middle" draw:auto-grow-height="false" fo:min-height="3.369cm" fo:min-width="3.369cm" draw:shadow-opacity="8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1" draw:name="Shape1" draw:style-name="gr1" draw:text-style-name="P4" svg:width="4.559cm" svg:height="4.559cm" draw:transform="rotate (-1.5707963267949) translate (4.58963888888889cm 0.0246944444444444cm)"><text:p/>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</draw:custom-shape><draw:frame draw:style-name="fr1" draw:name="Image1" text:anchor-type="paragraph" svg:x="0cm" svg:y="0.025cm" svg:width="17cm" svg:height="11.305cm" draw:z-index="0"><draw:image xlink:href="Pictures/10000201000004B00000031E344B7D12B0FD4A2F.png" xlink:type="simple" xlink:show="embed" xlink:actuate="onLoad" loext:mime-type="image/x-vclgraphic"/></draw:frame><draw:custom-shape text:anchor-type="paragraph" draw:z-index="3" draw:name="Shape2" draw:style-name="gr3" draw:text-style-name="P6" svg:width="18.821cm" svg:height="2.728cm" draw:transform="rotate (0.785398163397448) translate (-2.22325cm 10.5632916666667cm)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" draw:name="Shape1" draw:style-name="gr2" draw:text-style-name="P5" svg:width="4.559cm" svg:height="4.559cm" draw:transform="rotate (-2.35619449019235) translate (7.731125cm 11.2853611111111cm)"><text:p/>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</draw:custom-shape><draw:custom-shape text:anchor-type="paragraph" draw:z-index="4" draw:name="Shape1" draw:style-name="gr4" draw:text-style-name="P7" svg:width="3.215cm" svg:height="3.174cm" draw:transform="rotate (-3.14159265358979) translate (16.7199027777778cm 16.2224861111111cm)"><text:p/>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</draw:custom-shape></text:p>
      <text:p text:style-name="P1"/>
      <text:p text:style-name="P1"/>
      <text:p text:style-name="P1"/>
      <text:p text:style-name="P1"><draw:custom-shape text:anchor-type="paragraph" draw:z-index="5" draw:name="Shape3" draw:style-name="gr5" draw:text-style-name="P9" svg:width="4.763cm" svg:height="4.763cm" svg:x="3.503cm" svg:y="0.875cm"><text:p text:style-name="P8"><text:span text:style-name="T1">Javier Mancera</text:span></text:p><text:p text:style-name="P8"><text:span text:style-name="T1">Fernández</text:span></text:p><text:p text:style-name="P8"><text:span text:style-name="T2"/></text:p><text:p text:style-name="P8"><text:span text:style-name="T1">1º SM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Glosario de términos </text:p>
      <text:p text:style-name="P3">informátic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Existence Light" svg:font-family="'Existence Light'" style:font-pitch="variable"/>
    <style:font-face style:name="Poppins" svg:font-family="Poppi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00599d" draw:end-color="#002342" draw:start-intensity="100%" draw:end-intensity="100%" draw:angle="1350" draw:border="0%"/>
    <draw:gradient draw:name="Gradient_20_3" draw:display-name="Gradient 3" draw:style="linear" draw:start-color="#00599d" draw:end-color="#002342" draw:start-intensity="100%" draw:end-intensity="100%" draw:angle="1350" draw:border="0%"/>
    <draw:gradient draw:name="Gradient_20_4" draw:display-name="Gradient 4" draw:style="linear" draw:start-color="#00599d" draw:end-color="#002342" draw:start-intensity="100%" draw:end-intensity="100%" draw:angle="135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gradient" draw:style="linear" draw:start-color="#1b75bc" draw:end-color="#002342" draw:start-intensity="100%" draw:end-intensity="100%" draw:angle="135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Mancera </meta:initial-creator>
    <meta:creation-date>2019-02-26T13:55:20.013843497</meta:creation-date>
    <dc:date>2019-02-26T14:14:16.938069964</dc:date>
    <dc:creator>Javier Mancera </dc:creator>
    <meta:editing-duration>PT6M42S</meta:editing-duration>
    <meta:editing-cycles>1</meta:editing-cycles>
    <meta:document-statistic meta:table-count="0" meta:image-count="1" meta:object-count="0" meta:page-count="1" meta:paragraph-count="2" meta:word-count="4" meta:character-count="33" meta:non-whitespace-character-count="30"/>
    <meta:generator>LibreOffice/6.0.6.2$Linux_X86_64 LibreOffice_project/00m0$Build-2</meta:generator>
  </office:meta>
</office:document-meta>
</file>